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60000004AEE543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3448e8" officeooo:paragraph-rsid="00181d60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1d60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paragraph-properties fo:margin-left="0cm" fo:margin-right="0cm" fo:text-indent="0cm" style:auto-text-indent="false" fo:keep-with-next="auto"/>
    </style:style>
    <style:style style:name="P5" style:family="paragraph" style:parent-style-name="Heading_20_4">
      <style:paragraph-properties fo:margin-left="0cm" fo:margin-right="0cm" fo:text-indent="0cm" style:auto-text-indent="false" fo:keep-with-next="auto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Heading_20_3">
      <style:paragraph-properties fo:margin-left="0cm" fo:margin-right="0cm" fo:text-indent="0cm" style:auto-text-indent="false" fo:keep-with-next="auto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cm" fo:border="none" fo:keep-with-next="auto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cm" fo:border="none" fo:keep-with-next="auto"/>
    </style:style>
    <style:style style:name="P10" style:family="paragraph" style:parent-style-name="Text_20_body" style:list-style-name="L3">
      <style:paragraph-properties fo:margin-left="0cm" fo:margin-right="0cm" fo:text-indent="0cm" style:auto-text-indent="false" fo:padding="0cm" fo:border="none" fo:keep-with-next="auto"/>
    </style:style>
    <style:style style:name="P11" style:family="paragraph" style:parent-style-name="Text_20_body" style:list-style-name="L4">
      <style:paragraph-properties fo:margin-left="0cm" fo:margin-right="0cm" fo:text-indent="0cm" style:auto-text-indent="false" fo:padding="0cm" fo:border="none" fo:keep-with-next="auto"/>
    </style:style>
    <style:style style:name="P12" style:family="paragraph" style:parent-style-name="Text_20_body" style:list-style-name="L5">
      <style:paragraph-properties fo:margin-left="0cm" fo:margin-right="0cm" fo:text-indent="0cm" style:auto-text-indent="false" fo:padding="0cm" fo:border="none" fo:keep-with-next="auto"/>
    </style:style>
    <style:style style:name="P13" style:family="paragraph" style:parent-style-name="Text_20_body" style:list-style-name="L6">
      <style:paragraph-properties fo:margin-left="0cm" fo:margin-right="0cm" fo:text-indent="0cm" style:auto-text-indent="false" fo:padding="0cm" fo:border="none" fo:keep-with-next="auto"/>
    </style:style>
    <style:style style:name="P14" style:family="paragraph" style:parent-style-name="Text_20_body" style:list-style-name="L7">
      <style:paragraph-properties fo:margin-left="0cm" fo:margin-right="0cm" fo:text-indent="0cm" style:auto-text-indent="false" fo:padding="0cm" fo:border="none" fo:keep-with-next="auto"/>
    </style:style>
    <style:style style:name="P15" style:family="paragraph" style:parent-style-name="Text_20_body" style:list-style-name="L8">
      <style:paragraph-properties fo:margin-left="0cm" fo:margin-right="0cm" fo:text-indent="0cm" style:auto-text-indent="false" fo:padding="0cm" fo:border="none" fo:keep-with-next="auto"/>
    </style:style>
    <style:style style:name="P16" style:family="paragraph" style:parent-style-name="Text_20_body" style:list-style-name="L9">
      <style:paragraph-properties fo:margin-left="0cm" fo:margin-right="0cm" fo:text-indent="0cm" style:auto-text-indent="false" fo:padding="0cm" fo:border="none" fo:keep-with-next="auto"/>
    </style:style>
    <style:style style:name="P17" style:family="paragraph" style:parent-style-name="Text_20_body" style:list-style-name="L10">
      <style:paragraph-properties fo:margin-left="0cm" fo:margin-right="0cm" fo:text-indent="0cm" style:auto-text-indent="false" fo:padding="0cm" fo:border="none" fo:keep-with-next="auto"/>
    </style:style>
    <style:style style:name="P18" style:family="paragraph" style:parent-style-name="Text_20_body" style:list-style-name="L11">
      <style:paragraph-properties fo:margin-left="0cm" fo:margin-right="0cm" fo:text-indent="0cm" style:auto-text-indent="false" fo:padding="0cm" fo:border="none" fo:keep-with-next="auto"/>
    </style:style>
    <style:style style:name="P19" style:family="paragraph" style:parent-style-name="Text_20_body" style:list-style-name="L12">
      <style:paragraph-properties fo:margin-left="0cm" fo:margin-right="0cm" fo:text-indent="0cm" style:auto-text-indent="false" fo:padding="0cm" fo:border="none" fo:keep-with-next="auto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text-indent="0cm" style:auto-text-indent="false" fo:keep-with-next="auto"/>
    </style:style>
    <style:style style:name="P22" style:family="paragraph" style:parent-style-name="Text_20_body" style:list-style-name="L13">
      <style:paragraph-properties fo:margin-left="0cm" fo:margin-right="0cm" fo:text-indent="0cm" style:auto-text-indent="false" fo:keep-with-next="auto"/>
    </style:style>
    <style:style style:name="T1" style:family="text">
      <style:text-properties officeooo:rsid="003448e8"/>
    </style:style>
    <style:style style:name="T2" style:family="text">
      <style:text-properties loext:padding="0cm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6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6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8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0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06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12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136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56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7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8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section text:style-name="Sect1" text:name="model-response-message-contentr_62de10a36aa4f86b">
        <text:p text:style-name="Horizontal_20_Line"/>
        <text:h text:style-name="P4" text:outline-level="3"><text:span text:style-name="Strong_20_Emphasis"><text:span text:style-name="T2">Ejercicios Prácticos Acumulativos - LPIC-1 (101 y 102)</text:span></text:span></text:h>
        <text:list text:style-name="L13">
          <text:list-item>
            <text:p text:style-name="P22"><text:span text:style-name="Strong_20_Emphasis"><text:span text:style-name="T2">Gestión de usuarios y permisos básicos</text:span></text:span>: Crea un usuario llamado <text:span text:style-name="Source_20_Text"><text:span text:style-name="T2">pasante</text:span></text:span>. Crea un grupo llamado <text:span text:style-name="Source_20_Text"><text:span text:style-name="T2">proyectos</text:span></text:span>. Añade al usuario <text:span text:style-name="Source_20_Text"><text:span text:style-name="T2">pasante</text:span></text:span> al grupo <text:span text:style-name="Source_20_Text"><text:span text:style-name="T2">proyectos</text:span></text:span>. Crea un directorio en <text:span text:style-name="Source_20_Text"><text:span text:style-name="T2">/srv/</text:span></text:span> llamado <text:span text:style-name="Source_20_Text"><text:span text:style-name="T2">datos_proyectos</text:span></text:span> y cambia su propiedad para que pertenezca al usuario <text:span text:style-name="Source_20_Text"><text:span text:style-name="T2">root</text:span></text:span> y al grupo <text:span text:style-name="Source_20_Text"><text:span text:style-name="T2">proyectos</text:span></text:span>.</text:p>
          </text:list-item>
          <text:list-item>
            <text:p text:style-name="P22"><text:span text:style-name="Strong_20_Emphasis"><text:span text:style-name="T2">Búsqueda, archivado y compresión</text:span></text:span>: Busca en todo el sistema (<text:span text:style-name="Source_20_Text"><text:span text:style-name="T2">/</text:span></text:span>) todos los archivos que terminen en <text:span text:style-name="Source_20_Text"><text:span text:style-name="T2">.log</text:span></text:span> y que hayan sido modificados en los últimos 7 días. Con esa lista de archivos, crea un único fichero llamado <text:span text:style-name="Source_20_Text"><text:span text:style-name="T2">logs_semanales.tar.xz</text:span></text:span> en el directorio <text:span text:style-name="Source_20_Text"><text:span text:style-name="T2">/root/backups/</text:span></text:span>, comprimido con <text:span text:style-name="Source_20_Text"><text:span text:style-name="T2">xz</text:span></text:span>.</text:p>
          </text:list-item>
          <text:list-item>
            <text:p text:style-name="P22"><text:span text:style-name="Strong_20_Emphasis"><text:span text:style-name="T2">Gestión de procesos</text:span></text:span>: Inicia el comando <text:span text:style-name="Source_20_Text"><text:span text:style-name="T2">sleep 5000</text:span></text:span> para que se ejecute en segundo plano. Identifica su PID y, sin detener el proceso, cambia su prioridad de ejecución (<text:span text:style-name="Source_20_Text"><text:span text:style-name="T2">nice value</text:span></text:span>) a <text:span text:style-name="Source_20_Text"><text:span text:style-name="T2">-5</text:span></text:span>. Finalmente, envía la señal <text:span text:style-name="Source_20_Text"><text:span text:style-name="T2">SIGKILL</text:span></text:span> para terminar el proceso de forma inmediata.</text:p>
          </text:list-item>
          <text:list-item>
            <text:p text:style-name="P22"><text:span text:style-name="Strong_20_Emphasis"><text:span text:style-name="T2">Sistemas de ficheros y montaje</text:span></text:span>: Crea un fichero vacío de 250MB llamado <text:span text:style-name="Source_20_Text"><text:span text:style-name="T2">disco_virtual.img</text:span></text:span> en tu <text:span text:style-name="Emphasis"><text:span text:style-name="T2">home</text:span></text:span>. Formatea ese fichero con el sistema de ficheros <text:span text:style-name="Source_20_Text"><text:span text:style-name="T2">XFS</text:span></text:span>. Crea un directorio en <text:span text:style-name="Source_20_Text"><text:span text:style-name="T2">/mnt/</text:span></text:span> llamado <text:span text:style-name="Source_20_Text"><text:span text:style-name="T2">data_xfs</text:span></text:span> y monta el sistema de ficheros que acabas de crear en ese punto de montaje.</text:p>
          </text:list-item>
          <text:list-item>
            <text:p text:style-name="P22"><text:span text:style-name="Strong_20_Emphasis"><text:span text:style-name="T2">Configuración de red y servicios</text:span></text:span>: Identifica la dirección IP y la máscara de red de tu interfaz de red principal. Añade una segunda dirección IP (temporal) a la misma interfaz. Luego, comprueba qué puertos TCP están a la escucha (<text:span text:style-name="Source_20_Text"><text:span text:style-name="T2">LISTEN</text:span></text:span>) en tu sistema.</text:p>
          </text:list-item>
          <text:list-item>
            <text:p text:style-name="P22"><text:span text:style-name="Strong_20_Emphasis"><text:span text:style-name="T2">Scripts de Shell y </text:span></text:span><text:span text:style-name="Strong_20_Emphasis"><text:span text:style-name="Source_20_Text"><text:span text:style-name="T2">cron</text:span></text:span></text:span>: Crea un script en <text:span text:style-name="Source_20_Text"><text:span text:style-name="T2">/usr/local/sbin/</text:span></text:span> llamado <text:span text:style-name="Source_20_Text"><text:span text:style-name="T2">monitor_disk.sh</text:span></text:span>. El script debe obtener el porcentaje de uso del disco raíz (<text:span text:style-name="Source_20_Text"><text:span text:style-name="T2">/</text:span></text:span>) y añadir una línea con la fecha y el porcentaje a un fichero en <text:span text:style-name="Source_20_Text"><text:span text:style-name="T2">/var/log/disk_usage.log</text:span></text:span>. Asegúrate de que el script sea ejecutable solo por <text:span text:style-name="Source_20_Text"><text:span text:style-name="T2">root</text:span></text:span> y prográmalo con <text:span text:style-name="Source_20_Text"><text:span text:style-name="T2">cron</text:span></text:span> para que se ejecute cada día a las 22:00.</text:p>
          </text:list-item>
          <text:list-item>
            <text:p text:style-name="P22"><text:span text:style-name="Strong_20_Emphasis"><text:span text:style-name="T2">Gestión de paquetes (Sistemas Debian/Ubuntu)</text:span></text:span>: Busca en los repositorios qué paquete proporciona el comando <text:span text:style-name="Source_20_Text"><text:span text:style-name="T2">htop</text:span></text:span>. Instálalo. Una vez instalado, lista todos los ficheros que pertenecen a ese paquete. Finalmente, desinstala el paquete pero conservando sus ficheros de configuración.</text:p>
          </text:list-item>
          <text:list-item>
            <text:p text:style-name="P22"><text:span text:style-name="Strong_20_Emphasis"><text:span text:style-name="T2">Gestión de paquetes (Sistemas RHEL/CentOS)</text:span></text:span>: Comprueba si el paquete <text:span text:style-name="Source_20_Text"><text:span text:style-name="T2">wget</text:span></text:span> está instalado. Si lo está, obtén información detallada sobre él (versión, arquitectura, etc.). Luego, busca a qué paquete pertenece el fichero <text:span text:style-name="Source_20_Text"><text:span text:style-name="T2">/etc/passwd</text:span></text:span>.</text:p>
          </text:list-item>
          <text:list-item>
            <text:p text:style-name="P22"><text:span text:style-name="Strong_20_Emphasis"><text:span text:style-name="T2">Redirección de E/S y tuberías</text:span></text:span>: Ejecuta el comando <text:span text:style-name="Source_20_Text"><text:span text:style-name="T2">find /etc -type f</text:span></text:span>. Redirige la salida estándar (STDOUT) a un fichero llamado <text:span text:style-name="Source_20_Text"><text:span text:style-name="T2">ficheros_etc.txt</text:span></text:span> y el error estándar (STDERR) a <text:soft-page-break/><text:span text:style-name="Source_20_Text"><text:span text:style-name="T2">errores_find.txt</text:span></text:span>. Después, cuenta cuántos ficheros de configuración (<text:span text:style-name="Source_20_Text"><text:span text:style-name="T2">.conf</text:span></text:span>) hay en la lista <text:span text:style-name="Source_20_Text"><text:span text:style-name="T2">ficheros_etc.txt</text:span></text:span> sin crear ficheros adicionales.</text:p>
          </text:list-item>
          <text:list-item>
            <text:p text:style-name="P22"><text:span text:style-name="Strong_20_Emphasis"><text:span text:style-name="T2">Seguridad de usuarios y </text:span></text:span><text:span text:style-name="Strong_20_Emphasis"><text:span text:style-name="Source_20_Text"><text:span text:style-name="T2">sudo</text:span></text:span></text:span>: Crea un usuario llamado <text:span text:style-name="Source_20_Text"><text:span text:style-name="T2">soportejr</text:span></text:span>. Modifica el fichero de <text:span text:style-name="Source_20_Text"><text:span text:style-name="T2">sudoers</text:span></text:span> de forma segura (con <text:span text:style-name="Source_20_Text"><text:span text:style-name="T2">visudo</text:span></text:span>) para permitir que este usuario pueda ejecutar el comando <text:span text:style-name="Source_20_Text"><text:span text:style-name="T2">/sbin/reboot</text:span></text:span> sin necesidad de contraseña.</text:p>
          </text:list-item>
          <text:list-item>
            <text:p text:style-name="P22"><text:span text:style-name="Strong_20_Emphasis"><text:span text:style-name="T2">Enlaces y jerarquía FHS</text:span></text:span>: Crea un directorio en tu <text:span text:style-name="Emphasis"><text:span text:style-name="T2">home</text:span></text:span> llamado <text:span text:style-name="Source_20_Text"><text:span text:style-name="T2">test_links</text:span></text:span>. Dentro, crea un enlace simbólico (<text:span text:style-name="Source_20_Text"><text:span text:style-name="T2">enlace_blando</text:span></text:span>) y un enlace duro (<text:span text:style-name="Source_20_Text"><text:span text:style-name="T2">enlace_duro</text:span></text:span>) al fichero <text:span text:style-name="Source_20_Text"><text:span text:style-name="T2">/etc/hosts</text:span></text:span>. Muestra las diferencias en el listado de inodos y comprueba qué ocurre si borras el fichero original <text:span text:style-name="Source_20_Text"><text:span text:style-name="T2">/etc/hosts</text:span></text:span>.</text:p>
          </text:list-item>
          <text:list-item>
            <text:p text:style-name="P22"><text:span text:style-name="Strong_20_Emphasis"><text:span text:style-name="T2">Información del sistema y </text:span></text:span><text:span text:style-name="Strong_20_Emphasis"><text:span text:style-name="Source_20_Text"><text:span text:style-name="T2">/proc</text:span></text:span></text:span>: Utilizando únicamente el sistema de ficheros <text:span text:style-name="Source_20_Text"><text:span text:style-name="T2">/proc</text:span></text:span>, obtén la siguiente información: el modelo de CPU de tu sistema, la cantidad total de memoria RAM y la versión del kernel de Linux que estás ejecutando. Guarda toda esta información en un fichero llamado <text:span text:style-name="Source_20_Text"><text:span text:style-name="T2">info_sistema.txt</text:span></text:span>.</text:p>
          </text:list-item>
          <text:list-item>
            <text:p text:style-name="P22"><text:span text:style-name="Strong_20_Emphasis"><text:span text:style-name="T2">Seguridad SSH</text:span></text:span>: Genera un par de claves SSH para el usuario <text:span text:style-name="Source_20_Text"><text:span text:style-name="T2">root</text:span></text:span> sin frase de contraseña. Luego, configura el sistema para que el usuario <text:span text:style-name="Source_20_Text"><text:span text:style-name="T2">pasante</text:span></text:span> (del ejercicio 1) pueda iniciar sesión en el sistema vía SSH usando una clave pública, pero sin permitirle el uso de contraseña.</text:p>
          </text:list-item>
          <text:list-item>
            <text:p text:style-name="P22"><text:span text:style-name="Strong_20_Emphasis"><text:span text:style-name="T2">Resolución de nombres (DNS)</text:span></text:span>: Utiliza el comando <text:span text:style-name="Source_20_Text"><text:span text:style-name="T2">dig</text:span></text:span> para obtener los registros <text:span text:style-name="Source_20_Text"><text:span text:style-name="T2">A</text:span></text:span> (dirección IP) y <text:span text:style-name="Source_20_Text"><text:span text:style-name="T2">MX</text:span></text:span> (servidor de correo) del dominio <text:span text:style-name="Source_20_Text"><text:span text:style-name="T2">lpi.org</text:span></text:span>. Añade una entrada estática en <text:span text:style-name="Source_20_Text"><text:span text:style-name="T2">/etc/hosts</text:span></text:span> para que el nombre <text:span text:style-name="Source_20_Text"><text:span text:style-name="T2">miweb.local</text:span></text:span> apunte a tu dirección de <text:span text:style-name="Emphasis"><text:span text:style-name="T2">loopback</text:span></text:span> (<text:span text:style-name="Source_20_Text"><text:span text:style-name="T2">127.0.0.1</text:span></text:span>). Verifica con <text:span text:style-name="Source_20_Text"><text:span text:style-name="T2">ping</text:span></text:span> que la resolución funciona.</text:p>
          </text:list-item>
          <text:list-item>
            <text:p text:style-name="P22"><text:span text:style-name="Strong_20_Emphasis"><text:span text:style-name="T2">Permisos especiales (SGID)</text:span></text:span>: Crea un directorio llamado <text:span text:style-name="Source_20_Text"><text:span text:style-name="T2">/srv/colaborativo</text:span></text:span>. Configúralo con el permiso especial SGID para que todos los ficheros y directorios nuevos creados dentro hereden el grupo del directorio padre (<text:span text:style-name="Source_20_Text"><text:span text:style-name="T2">proyectos</text:span></text:span>). Crea un fichero de prueba como usuario <text:span text:style-name="Source_20_Text"><text:span text:style-name="T2">pasante</text:span></text:span> para verificarlo.</text:p>
          </text:list-item>
          <text:list-item>
            <text:p text:style-name="P22"><text:span text:style-name="Strong_20_Emphasis"><text:span text:style-name="T2">Gestor de arranque y kernel</text:span></text:span>: Muestra el menú de configuración de GRUB. Luego, localiza el fichero del kernel que está actualmente en uso en el directorio <text:span text:style-name="Source_20_Text"><text:span text:style-name="T2">/boot</text:span></text:span> y muestra información detallada sobre los módulos del kernel cargados que estén relacionados con tu tarjeta de red.</text:p>
          </text:list-item>
          <text:list-item>
            <text:p text:style-name="P22"><text:span text:style-name="Strong_20_Emphasis"><text:span text:style-name="T2">Gestión de servicios con </text:span></text:span><text:span text:style-name="Strong_20_Emphasis"><text:span text:style-name="Source_20_Text"><text:span text:style-name="T2">systemd</text:span></text:span></text:span>: Comprueba si el servicio <text:span text:style-name="Source_20_Text"><text:span text:style-name="T2">chronyd</text:span></text:span> (o <text:span text:style-name="Source_20_Text"><text:span text:style-name="T2">ntpd</text:span></text:span>) está activo y habilitado para el arranque. Recarga su configuración sin reiniciar el servicio. Finalmente, visualiza los 20 últimos registros del <text:span text:style-name="Emphasis"><text:span text:style-name="T2">journal</text:span></text:span> relacionados exclusivamente con este servicio.</text:p>
          </text:list-item>
          <text:list-item>
            <text:p text:style-name="P22"><text:span text:style-name="Strong_20_Emphasis"><text:span text:style-name="T2">Variables de entorno y </text:span></text:span><text:span text:style-name="Strong_20_Emphasis"><text:span text:style-name="Source_20_Text"><text:span text:style-name="T2">profile</text:span></text:span></text:span>: Define una nueva variable de entorno llamada <text:span text:style-name="Source_20_Text"><text:span text:style-name="T2">EDITOR_PREFERIDO</text:span></text:span> con el valor <text:span text:style-name="Source_20_Text"><text:span text:style-name="T2">vim</text:span></text:span>. Haz que esta variable sea persistente para todos los inicios de sesión de tu usuario, modificando el fichero <text:span text:style-name="Source_20_Text"><text:span text:style-name="T2">~/.bash_profile</text:span></text:span>. Cierra sesión y vuelve a entrar para comprobar que la variable existe.</text:p>
          </text:list-item>
          <text:list-item>
            <text:p text:style-name="P22"><text:soft-page-break/><text:span text:style-name="Strong_20_Emphasis"><text:span text:style-name="T2">Scripting con bucles</text:span></text:span>: Escribe un script llamado <text:span text:style-name="Source_20_Text"><text:span text:style-name="T2">crea_usuarios.sh</text:span></text:span> que lea un fichero de texto llamado <text:span text:style-name="Source_20_Text"><text:span text:style-name="T2">lista.txt</text:span></text:span>. Cada línea de <text:span text:style-name="Source_20_Text"><text:span text:style-name="T2">lista.txt</text:span></text:span> contendrá un nombre de usuario. El script deberá leer el fichero línea por línea y crear un usuario del sistema por cada nombre encontrado.</text:p>
          </text:list-item>
          <text:list-item>
            <text:p text:style-name="P22"><text:span text:style-name="Strong_20_Emphasis"><text:span text:style-name="T2">Manipulación de texto con </text:span></text:span><text:span text:style-name="Strong_20_Emphasis"><text:span text:style-name="Source_20_Text"><text:span text:style-name="T2">cut</text:span></text:span></text:span><text:span text:style-name="Strong_20_Emphasis"><text:span text:style-name="T2"> y </text:span></text:span><text:span text:style-name="Strong_20_Emphasis"><text:span text:style-name="Source_20_Text"><text:span text:style-name="T2">sort</text:span></text:span></text:span>: Del fichero <text:span text:style-name="Source_20_Text"><text:span text:style-name="T2">/etc/passwd</text:span></text:span>, extrae el campo 1 (nombre de usuario) y el campo 7 (shell de login). Muestra la lista resultante ordenada alfabéticamente por el nombre de usuario.</text:p>
          </text:list-item>
          <text:list-item>
            <text:p text:style-name="P22"><text:span text:style-name="Strong_20_Emphasis"><text:span text:style-name="T2">Configuración de </text:span></text:span><text:span text:style-name="Strong_20_Emphasis"><text:span text:style-name="Source_20_Text"><text:span text:style-name="T2">logrotate</text:span></text:span></text:span>: Crea un fichero de configuración personalizado en <text:span text:style-name="Source_20_Text"><text:span text:style-name="T2">/etc/logrotate.d/</text:span></text:span> llamado <text:span text:style-name="Source_20_Text"><text:span text:style-name="T2">mi_app</text:span></text:span> para rotar los logs del fichero <text:span text:style-name="Source_20_Text"><text:span text:style-name="T2">/var/log/mi_app.log</text:span></text:span>. La configuración debe rotar el log semanalmente, mantener 4 rotaciones, comprimir los logs antiguos y crear un nuevo fichero de log vacío tras la rotación.</text:p>
          </text:list-item>
          <text:list-item>
            <text:p text:style-name="P22"><text:span text:style-name="Strong_20_Emphasis"><text:span text:style-name="T2">Gestión de hora y localización</text:span></text:span>: Configura el sistema para que utilice la zona horaria <text:span text:style-name="Source_20_Text"><text:span text:style-name="T2">Europe/Berlin</text:span></text:span>. A continuación, configura el cliente NTP para sincronizar la hora automáticamente con un servidor de tu elección (ej: <text:span text:style-name="Source_20_Text"><text:span text:style-name="T2">pool.ntp.org</text:span></text:span>).</text:p>
          </text:list-item>
          <text:list-item>
            <text:p text:style-name="P22"><text:span text:style-name="Strong_20_Emphasis"><text:span text:style-name="T2">Cifrado con GPG</text:span></text:span>: Crea un fichero de texto llamado <text:span text:style-name="Source_20_Text"><text:span text:style-name="T2">datos_confidenciales.txt</text:span></text:span>. Cífralo usando GPG con cifrado asimétrico para que solo tú (tu clave GPG) puedas descifrarlo. Después, firma digitalmente el fichero cifrado para asegurar su autenticidad.</text:p>
          </text:list-item>
          <text:list-item>
            <text:p text:style-name="P22"><text:span text:style-name="Strong_20_Emphasis"><text:span text:style-name="T2">Firewall básico con </text:span></text:span><text:span text:style-name="Strong_20_Emphasis"><text:span text:style-name="Source_20_Text"><text:span text:style-name="T2">iptables</text:span></text:span></text:span><text:span text:style-name="Strong_20_Emphasis"><text:span text:style-name="T2"> / </text:span></text:span><text:span text:style-name="Strong_20_Emphasis"><text:span text:style-name="Source_20_Text"><text:span text:style-name="T2">firewalld</text:span></text:span></text:span>: Añade una regla al firewall que bloquee todas las conexiones entrantes al puerto TCP 8080. Guarda la configuración para que sea permanente tras un reinicio.</text:p>
          </text:list-item>
          <text:list-item>
            <text:p text:style-name="P22"><text:span text:style-name="Strong_20_Emphasis"><text:span text:style-name="T2">Auditoría de inicios de sesión</text:span></text:span>: Utiliza el comando <text:span text:style-name="Source_20_Text"><text:span text:style-name="T2">lastb</text:span></text:span> para mostrar los intentos de inicio de sesión fallidos. Luego, con el comando <text:span text:style-name="Source_20_Text"><text:span text:style-name="T2">last</text:span></text:span>, muestra quién ha iniciado sesión en el sistema durante el día actual.</text:p>
          </text:list-item>
          <text:list-item>
            <text:p text:style-name="P22"><text:span text:style-name="Strong_20_Emphasis"><text:span text:style-name="T2">Transferencia segura de ficheros</text:span></text:span>: Crea un directorio <text:span text:style-name="Source_20_Text"><text:span text:style-name="T2">remoto_test</text:span></text:span> en tu máquina. Usa <text:span text:style-name="Source_20_Text"><text:span text:style-name="T2">scp</text:span></text:span> para copiar el fichero <text:span text:style-name="Source_20_Text"><text:span text:style-name="T2">/etc/fstab</text:span></text:span> a ese directorio. A continuación, usa <text:span text:style-name="Source_20_Text"><text:span text:style-name="T2">rsync</text:span></text:span> para sincronizar el contenido del directorio <text:span text:style-name="Source_20_Text"><text:span text:style-name="T2">/etc/ssh/</text:span></text:span> con el mismo directorio <text:span text:style-name="Source_20_Text"><text:span text:style-name="T2">remoto_test</text:span></text:span>, asegurándote de que solo se copien los ficheros nuevos o modificados.</text:p>
          </text:list-item>
          <text:list-item>
            <text:p text:style-name="P22"><text:span text:style-name="Strong_20_Emphasis"><text:span text:style-name="T2">Manipulación de texto con </text:span></text:span><text:span text:style-name="Strong_20_Emphasis"><text:span text:style-name="Source_20_Text"><text:span text:style-name="T2">sed</text:span></text:span></text:span>: Toma el fichero <text:span text:style-name="Source_20_Text"><text:span text:style-name="T2">/etc/ssh/sshd_config</text:span></text:span> y, usando <text:span text:style-name="Source_20_Text"><text:span text:style-name="T2">sed</text:span></text:span>, crea un nuevo fichero llamado <text:span text:style-name="Source_20_Text"><text:span text:style-name="T2">sshd_config_modificado.conf</text:span></text:span> donde todas las líneas comentadas (que empiezan por <text:span text:style-name="Source_20_Text"><text:span text:style-name="T2">#</text:span></text:span>) hayan sido eliminadas.</text:p>
          </text:list-item>
          <text:list-item>
            <text:p text:style-name="P22"><text:span text:style-name="Strong_20_Emphasis"><text:span text:style-name="T2">Systemd Targets</text:span></text:span>: Cambia el <text:span text:style-name="Source_20_Text"><text:span text:style-name="T2">target</text:span></text:span> (nivel de ejecución) por defecto de tu sistema para que arranque en modo multiusuario (no gráfico). Luego, vuelve a cambiarlo para que inicie en modo gráfico.</text:p>
          </text:list-item>
          <text:list-item>
            <text:p text:style-name="P22"><text:span text:style-name="Strong_20_Emphasis"><text:span text:style-name="T2">Dispositivos y </text:span></text:span><text:span text:style-name="Strong_20_Emphasis"><text:span text:style-name="Source_20_Text"><text:span text:style-name="T2">udev</text:span></text:span></text:span>: Conecta un dispositivo USB (como una memoria USB). Usa <text:span text:style-name="Source_20_Text"><text:span text:style-name="T2">dmesg</text:span></text:span> y <text:span text:style-name="Source_20_Text"><text:span text:style-name="T2">lsusb</text:span></text:span> para identificar la información del dispositivo y el nombre que el sistema le ha asignado (ej: <text:span text:style-name="Source_20_Text"><text:span text:style-name="T2">/dev/sdb1</text:span></text:span>).</text:p>
          </text:list-item>
          <text:list-item>
            <text:p text:style-name="P22"><text:soft-page-break/><text:span text:style-name="Strong_20_Emphasis"><text:span text:style-name="T2">Historial del shell</text:span></text:span>: Busca en tu historial de comandos la última vez que usaste el comando <text:span text:style-name="Source_20_Text"><text:span text:style-name="T2">useradd</text:span></text:span>. Ejecuta de nuevo ese comando sin volver a escribirlo, utilizando la sintaxis de <text:span text:style-name="Source_20_Text"><text:span text:style-name="T2">!</text:span></text:span>.</text:p>
          </text:list-item>
        </text:list>
      </text:section>
      <text:p text:style-name="P20"/>
      <text:section text:style-name="Sect1" text:name="model-response-message-contentr_18c0b56eaf87c754">
        <text:p text:style-name="Horizontal_20_Line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tyle="italic" officeooo:rsid="003448e8" officeooo:paragraph-rsid="00181d60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1d60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3448e8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 Copia 1 Copia 1" text:anchor-type="char" svg:x="11.88cm" svg:y="-0.66cm" svg:width="5.054cm" svg:height="1.207cm" draw:z-index="3"><draw:image xlink:href="Pictures/10000001000001360000004AEE543F6A.png" xlink:type="simple" xlink:show="embed" xlink:actuate="onLoad" draw:mime-type="image/png"/></draw:frame>101-102</text:p>
        <text:p text:style-name="MP2"><text:s/><text:span text:style-name="MT1">Preparación evaluación LPIC-1</text:span></text:p>
      </style:header>
      <style:footer>
        <text:p text:style-name="MP3"><text:bookmark-start text:name="PageNumWizard_FOOTER_Estilo de página predeterminado1"/><text:page-number text:select-page="current">3</text:page-number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4</text:page-number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9:53:30.754488768</meta:creation-date>
    <dc:date>2025-06-09T20:11:27.522538616</dc:date>
    <meta:editing-duration>PT6M41S</meta:editing-duration>
    <meta:editing-cycles>2</meta:editing-cycles>
    <meta:generator>LibreOffice/24.2.2.2$Linux_X86_64 LibreOffice_project/d56cc158d8a96260b836f100ef4b4ef25d6f1a01</meta:generator>
    <meta:document-statistic meta:table-count="0" meta:image-count="1" meta:object-count="0" meta:page-count="4" meta:paragraph-count="35" meta:word-count="1269" meta:character-count="8069" meta:non-whitespace-character-count="6864"/>
  </office:meta>
</office:document-meta>
</file>